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0f0ade" officeooo:paragraph-rsid="000f0ade"/>
    </style:style>
    <style:style style:name="P2" style:family="paragraph" style:parent-style-name="Standard">
      <style:text-properties style:font-name="DejaVu Sans Condensed" officeooo:rsid="0010f84c" officeooo:paragraph-rsid="0010f84c"/>
    </style:style>
    <style:style style:name="P3" style:family="paragraph" style:parent-style-name="Standard">
      <style:text-properties style:font-name="DejaVu Sans Condensed" officeooo:rsid="001210b2" officeooo:paragraph-rsid="001210b2"/>
    </style:style>
    <style:style style:name="P4" style:family="paragraph" style:parent-style-name="Standard">
      <style:text-properties style:font-name="DejaVu Sans Condensed" officeooo:rsid="00142643" officeooo:paragraph-rsid="00142d19"/>
    </style:style>
    <style:style style:name="P5" style:family="paragraph" style:parent-style-name="Standard">
      <style:text-properties style:font-name="DejaVu Sans Condensed" officeooo:rsid="00142d19" officeooo:paragraph-rsid="00142d19"/>
    </style:style>
    <style:style style:name="P6" style:family="paragraph" style:parent-style-name="Standard">
      <style:text-properties style:font-name="DejaVu Sans Condensed" officeooo:rsid="00142d19" officeooo:paragraph-rsid="00177405"/>
    </style:style>
    <style:style style:name="P7" style:family="paragraph" style:parent-style-name="Standard">
      <style:text-properties style:font-name="DejaVu Sans Condensed" officeooo:rsid="00142d19" officeooo:paragraph-rsid="0017b362"/>
    </style:style>
    <style:style style:name="P8" style:family="paragraph" style:parent-style-name="Standard">
      <style:text-properties style:font-name="DejaVu Sans Condensed" officeooo:rsid="00142d19" officeooo:paragraph-rsid="001b56cb"/>
    </style:style>
    <style:style style:name="P9" style:family="paragraph" style:parent-style-name="Standard">
      <style:text-properties style:font-name="DejaVu Sans Condensed" officeooo:rsid="0019a9a1" officeooo:paragraph-rsid="0019a9a1"/>
    </style:style>
    <style:style style:name="P10" style:family="paragraph" style:parent-style-name="Standard">
      <style:text-properties style:font-name="DejaVu Sans Condensed" officeooo:rsid="0019a9a1" officeooo:paragraph-rsid="001b56cb"/>
    </style:style>
    <style:style style:name="P11" style:family="paragraph" style:parent-style-name="Standard">
      <style:paragraph-properties fo:text-align="start" style:justify-single-word="false"/>
      <style:text-properties style:font-name="DejaVu Sans Condensed" officeooo:rsid="0021d720" officeooo:paragraph-rsid="0021d720"/>
    </style:style>
    <style:style style:name="P12" style:family="paragraph" style:parent-style-name="Standard">
      <style:text-properties style:font-name="DejaVu Sans Condensed" officeooo:rsid="000f0ade" officeooo:paragraph-rsid="000f0ade"/>
    </style:style>
    <style:style style:name="T1" style:family="text">
      <style:text-properties officeooo:rsid="001210b2"/>
    </style:style>
    <style:style style:name="T2" style:family="text">
      <style:text-properties officeooo:rsid="0014565e"/>
    </style:style>
    <style:style style:name="T3" style:family="text">
      <style:text-properties officeooo:rsid="001a1145"/>
    </style:style>
    <style:style style:name="T4" style:family="text">
      <style:text-properties officeooo:rsid="001db392"/>
    </style:style>
    <style:style style:name="T5" style:family="text">
      <style:text-properties officeooo:rsid="001f64bd"/>
    </style:style>
    <style:style style:name="T6" style:family="text">
      <style:text-properties officeooo:rsid="001fe8ef"/>
    </style:style>
    <style:style style:name="T7" style:family="text">
      <style:text-properties officeooo:rsid="00206efb"/>
    </style:style>
    <style:style style:name="T8" style:family="text">
      <style:text-properties officeooo:rsid="00224b22"/>
    </style:style>
    <style:style style:name="T9" style:family="text">
      <style:text-properties officeooo:rsid="0024b704"/>
    </style:style>
    <style:style style:name="T10" style:family="text">
      <style:text-properties officeooo:rsid="00290256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 caso base do nosso trabalho <text:span text:style-name="T1">necessitamos de utilizar </text:span>a fórmula:</text:p>
      <text:p text:style-name="P2"/>
      <text:p text:style-name="P2"><text:tab/>r(xt) = −Ext − N max(0, Qt − Cxt) + S min(Qt, Cxt)</text:p>
      <text:p text:style-name="P2"/>
      <text:p text:style-name="P5">sendo </text:p>
      <text:p text:style-name="P5"/>
      <text:p text:style-name="P9">xt → <text:span text:style-name="T3">Número</text:span> de servidores</text:p>
      <text:p text:style-name="P7">Q → <text:span text:style-name="T2">Clientes</text:span></text:p>
      <text:p text:style-name="P5">N → <text:span text:style-name="T2">Cl</text:span>usto estimado por cliente infeliz</text:p>
      <text:p text:style-name="P6">S → <text:span text:style-name="T2">V</text:span>alor médio gasto por cada cliente</text:p>
      <text:p text:style-name="P5">C → <text:span text:style-name="T2">C</text:span>lientes por hora</text:p>
      <text:p text:style-name="P6">E → Custo energético</text:p>
      <text:p text:style-name="P2"/>
      <text:p text:style-name="P3">de modo a podermos calcular a recompensa esperada.</text:p>
      <text:p text:style-name="P3"/>
      <text:p text:style-name="P3">Para ilustrar melhor o problema, e com base nos slides dados na aula, é realizado um conjunto de gráficos que representam as recompensas <text:span text:style-name="T8">(eixo dos yy)</text:span> em função dos clientes Q <text:span text:style-name="T8">(eixo dos xx)</text:span> e servidores x<text:span text:style-name="T9">t</text:span>.</text:p>
      <text:p text:style-name="P3"/>
      <text:p text:style-name="P1"/>
      <text:p text:style-name="P4">Caso base, com parâmetros: </text:p>
      <text:p text:style-name="P10"><draw:frame draw:style-name="fr1" draw:name="Object2" text:anchor-type="paragraph" svg:x="2.536cm" svg:y="0.363cm" svg:width="13.862cm" svg:height="6.63cm" draw:z-index="1"><draw:object xlink:href="./Object 2" xlink:type="simple" xlink:show="embed" xlink:actuate="onLoad"/><draw:image xlink:href="./ObjectReplacements/Object 2" xlink:type="simple" xlink:show="embed" xlink:actuate="onLoad"/></draw:frame>xt <text:span text:style-name="T4">= 3</text:span></text:p>
      <text:p text:style-name="P8">Q <text:span text:style-name="T7">=</text:span> <text:span text:style-name="T5">800</text:span></text:p>
      <text:p text:style-name="P8">N <text:span text:style-name="T7">=</text:span> <text:span text:style-name="T6">0.5</text:span></text:p>
      <text:p text:style-name="P8">S <text:span text:style-name="T7">=</text:span> <text:span text:style-name="T7">1</text:span></text:p>
      <text:p text:style-name="P8">C <text:span text:style-name="T7">=</text:span> <text:span text:style-name="T7">200</text:span></text:p>
      <text:p text:style-name="P8">E <text:span text:style-name="T7">=</text:span> <text:span text:style-name="T7">10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" text:anchor-type="paragraph" svg:x="7.373cm" svg:y="0.243cm" svg:width="10.83cm" svg:height="6.2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Como se verifica, é <text:span text:style-name="T10">um</text:span> gráfico muito semelhante ao dado nas aulas, <text:span text:style-name="T8">verificando-se que o máximo que 1 servidor consegue servir será C, daí que a partir de um dado número de clientes, é necessário ter mais servidores ligados. Verifica-se no caso de 3 servidores (linha verde), que a partir de 600 clientes a função desce, pois a partir desse momento, com 3 servidores apenas podemos servir 3*200 = 600 clientes, e começamos a perder dinheiro nesse ponto. E desse modo, a recompensa ganha será menor, devido aos clientes infelizes não servidos.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11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37:06.122902298</meta:creation-date>
    <dc:date>2017-01-12T18:01:32.091298752</dc:date>
    <meta:editing-duration>PT42M52S</meta:editing-duration>
    <meta:editing-cycles>30</meta:editing-cycles>
    <meta:generator>LibreOffice/5.1.4.2$Linux_X86_64 LibreOffice_project/10m0$Build-2</meta:generator>
    <meta:document-statistic meta:table-count="0" meta:image-count="0" meta:object-count="2" meta:page-count="2" meta:paragraph-count="20" meta:word-count="216" meta:character-count="1142" meta:non-whitespace-character-count="9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3cm" svg:height="6.298cm" xlink:href="." xlink:type="simple" chart:class="chart:scatter" chart:style-name="ch1">
        <chart:legend svg:x="2.499cm" svg:y="1.088cm" style:legend-expansion="custom" chartooo:width="2.53cm" chartooo:height="0.712cm" style:legend-expansion-aspect-ratio="3.55337078651685" chart:style-name="ch2"/>
        <chart:plot-area chart:style-name="ch3" chart:data-source-has-labels="both" svg:x="0.216cm" svg:y="0.125cm" svg:width="10.398cm" svg:height="6.048cm">
          <chartooo:coordinate-region svg:x="0.943cm" svg:y="0.324cm" svg:width="9.311cm" svg:height="5.65cm"/>
          <chart:axis chart:dimension="x" chart:name="primary-x" chart:style-name="ch4" chartooo:axis-type="auto">
            <chart:categories table:cell-range-address="local-table.$A$2:.$A$8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01" chart:label-cell-address="local-table.$C$1" chart:class="chart:scatter">
            <chart:domain table:cell-range-address="local-table.$B$2:.$B$801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áxi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00.5">
                <text:p>2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62cm" svg:height="6.63cm" xlink:href="." xlink:type="simple" chart:class="chart:scatter" chart:style-name="ch1">
        <chart:legend chart:legend-position="end" svg:x="11.036cm" svg:y="2.269cm" style:legend-expansion="high" chart:style-name="ch2"/>
        <chart:plot-area chart:style-name="ch3" chart:data-source-has-labels="both" svg:x="0.277cm" svg:y="0.132cm" svg:width="10.482cm" svg:height="6.366cm">
          <chartooo:coordinate-region svg:x="1.189cm" svg:y="0.331cm" svg:width="9.29cm" svg:height="5.968cm"/>
          <chart:axis chart:dimension="x" chart:name="primary-x" chart:style-name="ch4" chartooo:axis-type="auto">
            <chart:categories table:cell-range-address="local-table.$A$2:.$A$8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01" chart:label-cell-address="local-table.$C$1" chart:class="chart:scatter">
            <chart:domain table:cell-range-address="local-table.$B$2:.$B$801"/>
            <chart:data-point chart:repeated="800"/>
          </chart:series>
          <chart:series chart:style-name="ch7" chart:values-cell-range-address="local-table.$D$2:.$D$801" chart:label-cell-address="local-table.$D$1" chart:class="chart:scatter">
            <chart:data-point chart:repeated="800"/>
          </chart:series>
          <chart:series chart:style-name="ch8" chart:values-cell-range-address="local-table.$E$2:.$E$801" chart:label-cell-address="local-table.$E$1" chart:class="chart:scatter">
            <chart:data-point chart:repeated="800"/>
          </chart:series>
          <chart:series chart:style-name="ch9" chart:values-cell-range-address="local-table.$F$2:.$F$801" chart:label-cell-address="local-table.$F$1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 Servers</text:p>
              </table:table-cell>
              <table:table-cell office:value-type="string">
                <text:p>1 Server</text:p>
              </table:table-cell>
              <table:table-cell office:value-type="string">
                <text:p>2 Servers</text:p>
              </table:table-cell>
              <table:table-cell office:value-type="string">
                <text:p>3 Serv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  <table:table-cell office:value-type="float" office:value="199.5">
                <text:p>199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  <table:table-cell office:value-type="float" office:value="198.5">
                <text:p>198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  <table:table-cell office:value-type="float" office:value="197.5">
                <text:p>197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  <table:table-cell office:value-type="float" office:value="197">
                <text:p>1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  <table:table-cell office:value-type="float" office:value="196.5">
                <text:p>196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  <table:table-cell office:value-type="float" office:value="195.5">
                <text:p>195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  <table:table-cell office:value-type="float" office:value="194.5">
                <text:p>194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  <table:table-cell office:value-type="float" office:value="193.5">
                <text:p>193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  <table:table-cell office:value-type="float" office:value="193">
                <text:p>1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  <table:table-cell office:value-type="float" office:value="192.5">
                <text:p>192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  <table:table-cell office:value-type="float" office:value="191.5">
                <text:p>191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  <table:table-cell office:value-type="float" office:value="190.5">
                <text:p>190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  <table:table-cell office:value-type="float" office:value="190">
                <text:p>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  <table:table-cell office:value-type="float" office:value="189.5">
                <text:p>189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  <table:table-cell office:value-type="float" office:value="189">
                <text:p>1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  <table:table-cell office:value-type="float" office:value="188.5">
                <text:p>18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  <table:table-cell office:value-type="float" office:value="187.5">
                <text:p>187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  <table:table-cell office:value-type="float" office:value="186.5">
                <text:p>18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  <table:table-cell office:value-type="float" office:value="185.5">
                <text:p>185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  <table:table-cell office:value-type="float" office:value="185">
                <text:p>1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  <table:table-cell office:value-type="float" office:value="184.5">
                <text:p>184.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  <table:table-cell office:value-type="float" office:value="184">
                <text:p>1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  <table:table-cell office:value-type="float" office:value="183.5">
                <text:p>183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  <table:table-cell office:value-type="float" office:value="182.5">
                <text:p>18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  <table:table-cell office:value-type="float" office:value="181.5">
                <text:p>181.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  <table:table-cell office:value-type="float" office:value="180.5">
                <text:p>18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  <table:table-cell office:value-type="float" office:value="179.5">
                <text:p>17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  <table:table-cell office:value-type="float" office:value="179">
                <text:p>1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  <table:table-cell office:value-type="float" office:value="178.5">
                <text:p>178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  <table:table-cell office:value-type="float" office:value="177.5">
                <text:p>177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  <table:table-cell office:value-type="float" office:value="177">
                <text:p>1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  <table:table-cell office:value-type="float" office:value="176.5">
                <text:p>176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  <table:table-cell office:value-type="float" office:value="176">
                <text:p>1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  <table:table-cell office:value-type="float" office:value="175.5">
                <text:p>175.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  <table:table-cell office:value-type="float" office:value="174.5">
                <text:p>174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  <table:table-cell office:value-type="float" office:value="173.5">
                <text:p>173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  <table:table-cell office:value-type="float" office:value="173">
                <text:p>1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  <table:table-cell office:value-type="float" office:value="172.5">
                <text:p>172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  <table:table-cell office:value-type="float" office:value="171.5">
                <text:p>171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  <table:table-cell office:value-type="float" office:value="170.5">
                <text:p>170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  <table:table-cell office:value-type="float" office:value="169.5">
                <text:p>16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  <table:table-cell office:value-type="float" office:value="168.5">
                <text:p>168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  <table:table-cell office:value-type="float" office:value="167.5">
                <text:p>167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  <table:table-cell office:value-type="float" office:value="165.5">
                <text:p>165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  <table:table-cell office:value-type="float" office:value="164.5">
                <text:p>164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  <table:table-cell office:value-type="float" office:value="163.5">
                <text:p>163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  <table:table-cell office:value-type="float" office:value="162.5">
                <text:p>162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  <table:table-cell office:value-type="float" office:value="161.5">
                <text:p>161.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  <table:table-cell office:value-type="float" office:value="161">
                <text:p>16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  <table:table-cell office:value-type="float" office:value="160.5">
                <text:p>160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  <table:table-cell office:value-type="float" office:value="159.5">
                <text:p>159.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  <table:table-cell office:value-type="float" office:value="158.5">
                <text:p>158.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  <table:table-cell office:value-type="float" office:value="157.5">
                <text:p>157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157">
                <text:p>1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  <table:table-cell office:value-type="float" office:value="156.5">
                <text:p>156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  <table:table-cell office:value-type="float" office:value="155.5">
                <text:p>155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  <table:table-cell office:value-type="float" office:value="154.5">
                <text:p>154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  <table:table-cell office:value-type="float" office:value="154">
                <text:p>15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  <table:table-cell office:value-type="float" office:value="153.5">
                <text:p>153.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  <table:table-cell office:value-type="float" office:value="152.5">
                <text:p>152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  <table:table-cell office:value-type="float" office:value="151.5">
                <text:p>151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  <table:table-cell office:value-type="float" office:value="150.5">
                <text:p>150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  <table:table-cell office:value-type="float" office:value="149.5">
                <text:p>149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  <table:table-cell office:value-type="float" office:value="149">
                <text:p>1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  <table:table-cell office:value-type="float" office:value="148.5">
                <text:p>148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  <table:table-cell office:value-type="float" office:value="147.5">
                <text:p>147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  <table:table-cell office:value-type="float" office:value="147">
                <text:p>1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  <table:table-cell office:value-type="float" office:value="146.5">
                <text:p>14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  <table:table-cell office:value-type="float" office:value="146">
                <text:p>1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  <table:table-cell office:value-type="float" office:value="145.5">
                <text:p>145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  <table:table-cell office:value-type="float" office:value="144.5">
                <text:p>14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  <table:table-cell office:value-type="float" office:value="143.5">
                <text:p>14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  <table:table-cell office:value-type="float" office:value="143">
                <text:p>14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  <table:table-cell office:value-type="float" office:value="142.5">
                <text:p>142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  <table:table-cell office:value-type="float" office:value="141.5">
                <text:p>141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  <table:table-cell office:value-type="float" office:value="141">
                <text:p>1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  <table:table-cell office:value-type="float" office:value="140.5">
                <text:p>14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  <table:table-cell office:value-type="float" office:value="139.5">
                <text:p>139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  <table:table-cell office:value-type="float" office:value="139">
                <text:p>1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  <table:table-cell office:value-type="float" office:value="138.5">
                <text:p>138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  <table:table-cell office:value-type="float" office:value="138">
                <text:p>13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  <table:table-cell office:value-type="float" office:value="137.5">
                <text:p>137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  <table:table-cell office:value-type="float" office:value="136.5">
                <text:p>13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  <table:table-cell office:value-type="float" office:value="135.5">
                <text:p>135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  <table:table-cell office:value-type="float" office:value="134.5">
                <text:p>134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  <table:table-cell office:value-type="float" office:value="134">
                <text:p>1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  <table:table-cell office:value-type="float" office:value="133.5">
                <text:p>133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  <table:table-cell office:value-type="float" office:value="133">
                <text:p>1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  <table:table-cell office:value-type="float" office:value="132.5">
                <text:p>132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  <table:table-cell office:value-type="float" office:value="131.5">
                <text:p>131.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  <table:table-cell office:value-type="float" office:value="131">
                <text:p>1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  <table:table-cell office:value-type="float" office:value="130.5">
                <text:p>130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  <table:table-cell office:value-type="float" office:value="130">
                <text:p>1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  <table:table-cell office:value-type="float" office:value="129.5">
                <text:p>129.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  <table:table-cell office:value-type="float" office:value="128.5">
                <text:p>128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  <table:table-cell office:value-type="float" office:value="128">
                <text:p>1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  <table:table-cell office:value-type="float" office:value="127.5">
                <text:p>127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  <table:table-cell office:value-type="float" office:value="127">
                <text:p>1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  <table:table-cell office:value-type="float" office:value="126.5">
                <text:p>126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  <table:table-cell office:value-type="float" office:value="126">
                <text:p>12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  <table:table-cell office:value-type="float" office:value="125.5">
                <text:p>125.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  <table:table-cell office:value-type="float" office:value="124.5">
                <text:p>124.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  <table:table-cell office:value-type="float" office:value="124">
                <text:p>1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  <table:table-cell office:value-type="float" office:value="123.5">
                <text:p>123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  <table:table-cell office:value-type="float" office:value="123">
                <text:p>1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  <table:table-cell office:value-type="float" office:value="122.5">
                <text:p>12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  <table:table-cell office:value-type="float" office:value="121.5">
                <text:p>121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  <table:table-cell office:value-type="float" office:value="120.5">
                <text:p>120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  <table:table-cell office:value-type="float" office:value="119.5">
                <text:p>119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  <table:table-cell office:value-type="float" office:value="119">
                <text:p>1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  <table:table-cell office:value-type="float" office:value="118.5">
                <text:p>118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  <table:table-cell office:value-type="float" office:value="118">
                <text:p>1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  <table:table-cell office:value-type="float" office:value="117.5">
                <text:p>117.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  <table:table-cell office:value-type="float" office:value="117">
                <text:p>11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  <table:table-cell office:value-type="float" office:value="116.5">
                <text:p>116.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  <table:table-cell office:value-type="float" office:value="116">
                <text:p>11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  <table:table-cell office:value-type="float" office:value="115.5">
                <text:p>115.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  <table:table-cell office:value-type="float" office:value="115">
                <text:p>1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  <table:table-cell office:value-type="float" office:value="114.5">
                <text:p>114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  <table:table-cell office:value-type="float" office:value="114">
                <text:p>11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  <table:table-cell office:value-type="float" office:value="113.5">
                <text:p>113.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  <table:table-cell office:value-type="float" office:value="113">
                <text:p>11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  <table:table-cell office:value-type="float" office:value="112.5">
                <text:p>112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  <table:table-cell office:value-type="float" office:value="112">
                <text:p>1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  <table:table-cell office:value-type="float" office:value="111.5">
                <text:p>111.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  <table:table-cell office:value-type="float" office:value="111">
                <text:p>1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  <table:table-cell office:value-type="float" office:value="110.5">
                <text:p>110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  <table:table-cell office:value-type="float" office:value="110">
                <text:p>1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  <table:table-cell office:value-type="float" office:value="109.5">
                <text:p>109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  <table:table-cell office:value-type="float" office:value="109">
                <text:p>1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  <table:table-cell office:value-type="float" office:value="108.5">
                <text:p>108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  <table:table-cell office:value-type="float" office:value="108">
                <text:p>1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  <table:table-cell office:value-type="float" office:value="107.5">
                <text:p>107.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  <table:table-cell office:value-type="float" office:value="107">
                <text:p>10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  <table:table-cell office:value-type="float" office:value="106.5">
                <text:p>106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  <table:table-cell office:value-type="float" office:value="106">
                <text:p>10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  <table:table-cell office:value-type="float" office:value="105.5">
                <text:p>105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  <table:table-cell office:value-type="float" office:value="104.5">
                <text:p>104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  <table:table-cell office:value-type="float" office:value="104">
                <text:p>10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  <table:table-cell office:value-type="float" office:value="103.5">
                <text:p>103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  <table:table-cell office:value-type="float" office:value="103">
                <text:p>1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  <table:table-cell office:value-type="float" office:value="102.5">
                <text:p>102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  <table:table-cell office:value-type="float" office:value="101.5">
                <text:p>101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  <table:table-cell office:value-type="float" office:value="101">
                <text:p>1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  <table:table-cell office:value-type="float" office:value="100.5">
                <text:p>100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